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draw:fill="solid" draw:fill-color="#000000" draw:shadow="hidden"/>
    </style:style>
    <style:style style:name="gr3" style:family="graphic" style:parent-style-name="standard">
      <style:graphic-properties draw:stroke="none" draw:fill="solid" draw:fill-color="#ffffff" draw:shadow="hidden"/>
    </style:style>
  </office:automatic-styles>
  <office:body>
    <office:drawing>
      <draw:page draw:name="page1" draw:style-name="dp1" draw:master-page-name="_31_">
        <draw:polygon draw:style-name="gr1" draw:layer="layout" svg:width="2.199cm" svg:height="1.198cm" svg:x="0.8cm" svg:y="1.301cm" svg:viewBox="0 0 2200 1199" draw:points="0,1199 2200,1199 2200,0 0,0">
          <text:p/>
        </draw:polygon>
        <draw:line draw:style-name="gr1" draw:layer="layout" svg:x1="1.976cm" svg:y1="2.145cm" svg:x2="1.241cm" svg:y2="1.569cm">
          <text:p/>
        </draw:line>
        <draw:polygon draw:style-name="gr2" draw:layer="layout" svg:width="0.901cm" svg:height="0.806cm" svg:x="1.073cm" svg:y="1.569cm" svg:viewBox="0 0 902 807" draw:points="714,807 0,246 167,0 902,576">
          <text:p/>
        </draw:polygon>
        <draw:polygon draw:style-name="gr1" draw:layer="layout" svg:width="0.901cm" svg:height="0.806cm" svg:x="1.073cm" svg:y="1.569cm" svg:viewBox="0 0 902 807" draw:points="714,807 0,246 167,0 902,576">
          <text:p/>
        </draw:polygon>
        <draw:path draw:style-name="gr3" draw:layer="layout" svg:width="0.297cm" svg:height="0.299cm" svg:x="1.72cm" svg:y="2.101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1" draw:layer="layout" svg:width="0.297cm" svg:height="0.299cm" svg:x="1.72cm" svg:y="2.101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3" draw:layer="layout" svg:width="0.297cm" svg:height="0.299cm" svg:x="1cm" svg:y="1.531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1" draw:layer="layout" svg:width="0.297cm" svg:height="0.299cm" svg:x="1cm" svg:y="1.531cm" svg:viewBox="0 0 298 300" svg:d="M0 150c0-28 6-51 20-75s31-41 54-55c24-14 48-20 75-20s51 6 74 20c24 14 41 31 55 55s20 47 20 75-6 51-20 75-31 41-54 55c-24 14-48 20-75 20s-51-6-74-20c-24-14-41-31-55-55s-20-47-20-75z">
          <text:p/>
        </draw:path>
        <draw:line draw:style-name="gr1" draw:layer="layout" svg:x1="1.769cm" svg:y1="2.145cm" svg:x2="2.504cm" svg:y2="1.569cm">
          <text:p/>
        </draw:line>
        <draw:polygon draw:style-name="gr1" draw:layer="layout" svg:width="0.901cm" svg:height="0.806cm" svg:x="1.769cm" svg:y="1.569cm" svg:viewBox="0 0 902 807" draw:points="188,807 902,246 735,0 0,576">
          <text:p/>
        </draw:polygon>
        <draw:path draw:style-name="gr3" draw:layer="layout" svg:width="0.297cm" svg:height="0.299cm" svg:x="2.445cm" svg:y="1.531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1" draw:layer="layout" svg:width="0.297cm" svg:height="0.299cm" svg:x="2.445cm" svg:y="1.531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olygon draw:style-name="gr3" draw:layer="layout" svg:width="0.264cm" svg:height="0.739cm" svg:x="1.74cm" svg:y="1.501cm" svg:viewBox="0 0 265 740" draw:points="0,740 265,740 265,0 0,0">
          <text:p/>
        </draw:polygon>
        <draw:polygon draw:style-name="gr1" draw:layer="layout" svg:width="0.264cm" svg:height="0.739cm" svg:x="1.74cm" svg:y="1.501cm" svg:viewBox="0 0 265 740" draw:points="0,740 265,740 265,0 0,0">
          <text:p/>
        </draw:polygon>
        <draw:path draw:style-name="gr3" draw:layer="layout" svg:width="0.297cm" svg:height="0.299cm" svg:x="1.72cm" svg:y="1.381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1" draw:layer="layout" svg:width="0.297cm" svg:height="0.299cm" svg:x="1.72cm" svg:y="1.381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3" draw:layer="layout" svg:width="0.297cm" svg:height="0.299cm" svg:x="1.725cm" svg:y="2.101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1" draw:layer="layout" svg:width="0.297cm" svg:height="0.299cm" svg:x="1.725cm" svg:y="2.101cm" svg:viewBox="0 0 298 300" svg:d="M298 150c0 28-6 51-20 75s-31 41-54 55c-24 14-48 20-75 20s-51-6-74-20c-24-14-41-31-55-55s-20-47-20-75 6-51 20-75 31-41 55-55c23-14 46-20 73-20h1c27 0 51 6 75 20 23 14 40 31 54 55s20 47 20 75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0:18:19.984000000</meta:creation-date>
    <meta:editing-duration>PT8S</meta:editing-duration>
    <meta:editing-cycles>2</meta:editing-cycles>
    <meta:generator>LibreOffice/4.3.6.2$Windows_x86 LibreOffice_project/d50a87b2e514536ed401c18000dad4660b6a169e</meta:generator>
    <dc:date>2015-09-29T10:18:27.781000000</dc:date>
    <meta:document-statistic meta:object-count="18"/>
    <meta:template xlink:type="simple" xlink:actuate="onRequest" xlink:title="1" xlink:href="file:///C:/Documents%20and%20Settings/User/Application%20Data/LibreOffice/4/user/template/1.otg" meta:date="2015-09-29T10:18:19.906000000"/>
  </office:meta>
</office:document-meta>
</file>